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none" style:font-name-asian="Courier New" style:font-size-asian="11pt" style:font-name-complex="Courier New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text-underline-style="none" style:font-name-asian="Courier New" style:font-size-asian="11pt" style:font-name-complex="Courier New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name-asian="Courier New" style:font-size-asian="11pt" style:font-name-complex="Courier New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size-asian="11pt" style:font-size-complex="11pt"/>
    </style:style>
    <style:style style:name="T1" style:family="text">
      <style:text-properties style:text-underline-style="none"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isse de compensation de l'industrie horlogère ALFA, Agence 3</text:p>
      <text:p text:style-name="P3">4, rue du Conseil-Général / Place de Neuve</text:p>
      <text:p text:style-name="P3">Case Postale 5321</text:p>
      <text:p text:style-name="P4">1211 Genève 11</text:p>
      <text:p text:style-name="P4"/>
      <text:p text:style-name="P3">Tél <text:s/>(022) 807.00.90</text:p>
      <text:p text:style-name="P5"><text:span text:style-name="T1">Fax (022) 807.00.9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Mourad Bengmah</dc:creator>
    <dc:date>2018-08-23T15:04:11.57</dc:date>
    <meta:print-date>2011-05-25T15:06:35</meta:print-date>
    <meta:editing-cycles>28</meta:editing-cycles>
    <meta:editing-duration>PT1H48M24S</meta:editing-duration>
    <meta:document-statistic meta:table-count="0" meta:image-count="0" meta:object-count="0" meta:page-count="1" meta:paragraph-count="6" meta:word-count="29" meta:character-count="174"/>
    <meta:user-defined meta:name="Info 1"/>
    <meta:user-defined meta:name="Info 2"/>
    <meta:user-defined meta:name="Info 3"/>
    <meta:user-defined meta:name="Info 4"/>
  </office:meta>
</office:document-meta>
</file>